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Heading_20_2">
      <style:paragraph-properties fo:margin-left="0in" fo:margin-right="0in" fo:text-indent="0in" style:auto-text-indent="false" style:writing-mode="lr-tb"/>
    </style:style>
    <style:style style:name="P4" style:family="paragraph" style:parent-style-name="Heading_20_3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style:writing-mode="lr-tb"/>
    </style:style>
    <style:style style:name="P7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officeooo:paragraph-rsid="001f7390"/>
    </style:style>
    <style:style style:name="P9" style:family="paragraph" style:parent-style-name="Text_20_body" style:list-style-name="L3">
      <style:paragraph-properties style:writing-mode="lr-tb"/>
    </style:style>
    <style:style style:name="P10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11" style:family="paragraph" style:parent-style-name="Heading_20_3">
      <style:paragraph-properties fo:margin-left="0in" fo:margin-right="0in" fo:margin-top="0in" fo:margin-bottom="0in" style:contextual-spacing="false" fo:line-height="100%" fo:text-indent="0in" style:auto-text-indent="false" style:writing-mode="lr-tb"/>
    </style:style>
    <style:style style:name="P12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14" style:family="paragraph" style:parent-style-name="Text_20_body">
      <style:paragraph-properties fo:margin-top="0in" fo:margin-bottom="0.0575in" style:contextual-spacing="false" fo:line-height="100%"/>
    </style:style>
    <style:style style:name="P15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T1" style:family="text">
      <style:text-properties officeooo:rsid="001def9b"/>
    </style:style>
    <style:style style:name="T2" style:family="text">
      <style:text-properties officeooo:rsid="00201532"/>
    </style:style>
    <style:style style:name="T3" style:family="text">
      <style:text-properties officeooo:rsid="001f739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Lab1</text:span><text:span text:style-name="T2">4</text:span>: Maven-д Суурилсан Java Төсөлд Git Workflow болон GitHub Actions Хэрэглэх</text:h>
      <text:p text:style-name="P2"><text:span text:style-name="Strong_20_Emphasis">Зорилго</text:span>: Git workflow-ийн ойлголтуудыг GitHub дээр Maven-д суурилсан Java төсөлд хамтын ажиллагааны программ хангамж хөгжүүлэлтийн үйл явцад хэрэглэж, хувилбарын удирдлага, салбарлах, болон хувилбар гаргахыг загварчлах. GitHub Actions ашиглан JUnit тест, Checkstyle-ийн кодын загварын шалгалт, болон JaCoCo-ийн 100% branch coverage-ийг автоматжуулсан Continuous Integration (CI) процесс хэрэгжүүлэх. main салбарыг шууд push-ээс хамгаалж, Checkstyle эсвэл 100% branch coverage хангагдаагүй бол merge-ийг автоматаар татгалзах.</text:p>
      <text:p text:style-name="P2"><text:span text:style-name="Strong_20_Emphasis">Заавар</text:span>: Доорх даалгавруудыг гүйцэтгэнэ үү. Ажлаа олон нийтэд нээлттэй GitHub репозиторийн холбоосоор ирүүлнэ. Репозитори нь таны Git workflow-ийг харуулж, JUnit тест, Checkstyle шалгалт, 100% branch coverage-ийг баталгаажуулдаг ажиллагаатай GitHub Actions CI процесс агуулсан байх ёстой.</text:p>
      <text:h text:style-name="P3" text:outline-level="2">Даалгаврууд</text:h>
      <text:h text:style-name="P4" text:outline-level="3">1. Maven-д Суурилсан Java Репозитори Бий Болгох</text:h>
      <text:list text:style-name="L1">
        <text:list-item>
          <text:p text:style-name="P5">Зохиомол Java төслийн (жишээ нь, энгийн тооны машины апп) <text:span text:style-name="Strong_20_Emphasis">олон нийтэд нээлттэй</text:span> GitHub репозитори үүсгэ.</text:p>
        </text:list-item>
        <text:list-item>
          <text:p text:style-name="P5">mvn archetype:generate эсвэл захиалгат pom.xml ашиглан Maven төслийн бүтцийг эхлүүл. Дараахыг оруул:</text:p>
          <text:list>
            <text:list-item>
              <text:p text:style-name="P5">JUnit 5 (junit-jupiter), Maven Surefire Plugin (тест хийхэд), Maven Checkstyle Plugin (кодын загвар шалгахад), болон JaCoCo Maven Plugin (code coverage шалгахад) зэрэг хамаарлуудыг агуулсан pom.xml.</text:p>
            </text:list-item>
            <text:list-item>
              <text:p text:style-name="P5">Эх кодын хувьд src/main/java/labxx/sict/must/edu/mn, тест файлуудын хувьд src/test/java/labxx/sict/must/edu/mn гэсэн энгийн файлын бүтэц.</text:p>
            </text:list-item>
            <text:list-item>
              <text:p text:style-name="P5">Төслийн үндсэн хавтаст Google-ийн Checkstyle дүрэм эсвэл захиалгат тохиргоотой checkstyle.xml файл.</text:p>
            </text:list-item>
            <text:list-item>
              <text:p text:style-name="P5">Төслийн тодорхойлолт болон хэрхэн угсрах/ажиллуулахыг (жишээ нь, mvn test, mvn checkstyle:check, mvn jacoco:report) тайлбарласан README.md.</text:p>
            </text:list-item>
            <text:list-item>
              <text:p text:style-name="P5">Java/Maven-д зориулсан .gitignore файл (жишээ нь, target/, .idea/, *.class хасах).</text:p>
            </text:list-item>
          </text:list>
        </text:list-item>
        <text:list-item>
          <text:p text:style-name="P5">Эхний бүтцийг main салбарт тодорхой коммитын мессежтэй (жишээ нь, "Maven-д суурилсан Java тооцоолуурын төслийг эхлүүлэх") коммит хий.</text:p>
        </text:list-item>
        <text:list-item>
          <text:p text:style-name="P5"><text:span text:style-name="Strong_20_Emphasis">Main салбарын хамгаалалт</text:span>:</text:p>
          <text:list>
            <text:list-item>
              <text:p text:style-name="P5">GitHub дээр репозиторийн "Settings" &gt; "Branches" хэсэгт оч.</text:p>
            </text:list-item>
            <text:list-item>
              <text:p text:style-name="P5">"Branch protection rules" дээр "Add rule" дарж, main салбарт дараахыг тохируул:</text:p>
              <text:list>
                <text:list-item>
                  <text:p text:style-name="P5">"Require a pull request before merging" идэвхжүүл.</text:p>
                </text:list-item>
                <text:list-item>
                  <text:p text:style-name="P5"><text:soft-page-break/>"Require status checks to pass before merging" идэвхжүүлж, CI workflow-ийн нэр (жишээ нь, "CI Процесс") сонго.</text:p>
                </text:list-item>
                <text:list-item>
                  <text:p text:style-name="P5">"Require branches to be up to date before merging" идэвхжүүл.</text:p>
                </text:list-item>
                <text:list-item>
                  <text:p text:style-name="P5">"Do not allow bypassing the above settings" идэвхжүүл.</text:p>
                </text:list-item>
              </text:list>
            </text:list-item>
            <text:list-item>
              <text:p text:style-name="P5">Энэ нь main руу шууд push хийхийг хориглож, зөвхөн CI шалгалт амжилттай болсон PR-ээр нэгтгэх боломжийг өгнэ.</text:p>
            </text:list-item>
          </text:list>
        </text:list-item>
      </text:list>
      <text:p text:style-name="P2"><text:span text:style-name="Strong_20_Emphasis">Жишээ</text:span> pom.xml:</text:p>
      <text:p text:style-name="P6">&lt;?xml version="1.0" encoding="UTF-8"?&gt;</text:p>
      <text:p text:style-name="P6">&lt;project xmlns="http://maven.apache.org/POM/4.0.0"</text:p>
      <text:p text:style-name="P6"><text:s text:c="9"/>xmlns:xsi="http://www.w3.org/2001/XMLSchema-instance"</text:p>
      <text:p text:style-name="P6"><text:s text:c="9"/>xsi:schemaLocation="http://maven.apache.org/POM/4.0.0 http://maven.apache.org/xsd/maven-4.0.0.xsd"&gt;</text:p>
      <text:p text:style-name="P6"><text:s text:c="4"/>&lt;modelVersion&gt;4.0.0&lt;/modelVersion&gt;</text:p>
      <text:p text:style-name="P6"><text:s text:c="4"/>&lt;groupId&gt;labxx.sict.must.edu.mn&lt;/groupId&gt;</text:p>
      <text:p text:style-name="P6"><text:s text:c="4"/>&lt;artifactId&gt;calculator&lt;/artifactId&gt;</text:p>
      <text:p text:style-name="P6"><text:s text:c="4"/>&lt;version&gt;1.0-SNAPSHOT&lt;/version&gt;</text:p>
      <text:p text:style-name="P6"><text:s text:c="4"/>&lt;properties&gt;</text:p>
      <text:p text:style-name="P6"><text:s text:c="8"/>&lt;maven.compiler.source&gt;17&lt;/maven.compiler.source&gt;</text:p>
      <text:p text:style-name="P6"><text:s text:c="8"/>&lt;maven.compiler.target&gt;17&lt;/maven.compiler.target&gt;</text:p>
      <text:p text:style-name="P6"><text:s text:c="4"/>&lt;/properties&gt;</text:p>
      <text:p text:style-name="P6"><text:s text:c="4"/>&lt;dependencies&gt;</text:p>
      <text:p text:style-name="P6"><text:s text:c="8"/>&lt;dependency&gt;</text:p>
      <text:p text:style-name="P6"><text:s text:c="12"/>&lt;groupId&gt;org.junit.jupiter&lt;/groupId&gt;</text:p>
      <text:p text:style-name="P6"><text:s text:c="12"/>&lt;artifactId&gt;junit-jupiter&lt;/artifactId&gt;</text:p>
      <text:p text:style-name="P6"><text:s text:c="12"/>&lt;version&gt;5.10.2&lt;/version&gt;</text:p>
      <text:p text:style-name="P6"><text:s text:c="12"/>&lt;scope&gt;test&lt;/scope&gt;</text:p>
      <text:p text:style-name="P6"><text:s text:c="8"/>&lt;/dependency&gt;</text:p>
      <text:p text:style-name="P6"><text:s text:c="4"/>&lt;/dependencies&gt;</text:p>
      <text:p text:style-name="P6"><text:s text:c="4"/>&lt;build&gt;</text:p>
      <text:p text:style-name="P6"><text:s text:c="8"/>&lt;plugins&gt;</text:p>
      <text:p text:style-name="P6"><text:s text:c="12"/>&lt;plugin&gt;</text:p>
      <text:p text:style-name="P6"><text:s text:c="16"/>&lt;groupId&gt;org.apache.maven.plugins&lt;/groupId&gt;</text:p>
      <text:p text:style-name="P6"><text:s text:c="16"/>&lt;artifactId&gt;maven-surefire-plugin&lt;/artifactId&gt;</text:p>
      <text:p text:style-name="P6"><text:s text:c="16"/>&lt;version&gt;3.2.5&lt;/version&gt;</text:p>
      <text:p text:style-name="P6"><text:s text:c="12"/>&lt;/plugin&gt;</text:p>
      <text:p text:style-name="P6"><text:s text:c="12"/>&lt;plugin&gt;</text:p>
      <text:p text:style-name="P6"><text:s text:c="16"/>&lt;groupId&gt;org.apache.maven.plugins&lt;/groupId&gt;</text:p>
      <text:p text:style-name="P6"><text:s text:c="16"/>&lt;artifactId&gt;maven-checkstyle-plugin&lt;/artifactId&gt;</text:p>
      <text:p text:style-name="P6"><text:s text:c="16"/>&lt;version&gt;3.3.1&lt;/version&gt;</text:p>
      <text:p text:style-name="P6"><text:s text:c="16"/>&lt;configuration&gt;</text:p>
      <text:p text:style-name="P6"><text:s text:c="20"/>&lt;configLocation&gt;checkstyle.xml&lt;/configLocation&gt;</text:p>
      <text:p text:style-name="P6"><text:s text:c="20"/>&lt;failOnViolation&gt;true&lt;/failOnViolation&gt;</text:p>
      <text:p text:style-name="P6"><text:s text:c="16"/>&lt;/configuration&gt;</text:p>
      <text:p text:style-name="P6"><text:s text:c="16"/>&lt;executions&gt;</text:p>
      <text:p text:style-name="P6"><text:s text:c="20"/>&lt;execution&gt;</text:p>
      <text:p text:style-name="P6"><text:s text:c="24"/>&lt;id&gt;validate&lt;/id&gt;</text:p>
      <text:p text:style-name="P6"><text:s text:c="24"/>&lt;phase&gt;validate&lt;/phase&gt;</text:p>
      <text:p text:style-name="P6"><text:s text:c="24"/>&lt;goals&gt;</text:p>
      <text:p text:style-name="P6"><text:soft-page-break/><text:s text:c="28"/>&lt;goal&gt;check&lt;/goal&gt;</text:p>
      <text:p text:style-name="P6"><text:s text:c="24"/>&lt;/goals&gt;</text:p>
      <text:p text:style-name="P6"><text:s text:c="20"/>&lt;/execution&gt;</text:p>
      <text:p text:style-name="P6"><text:s text:c="16"/>&lt;/executions&gt;</text:p>
      <text:p text:style-name="P6"><text:s text:c="12"/>&lt;/plugin&gt;</text:p>
      <text:p text:style-name="P6"><text:s text:c="12"/>&lt;plugin&gt;</text:p>
      <text:p text:style-name="P6"><text:s text:c="16"/>&lt;groupId&gt;org.jacoco&lt;/groupId&gt;</text:p>
      <text:p text:style-name="P6"><text:s text:c="16"/>&lt;artifactId&gt;jacoco-maven-plugin&lt;/artifactId&gt;</text:p>
      <text:p text:style-name="P6"><text:s text:c="16"/>&lt;version&gt;0.8.12&lt;/version&gt;</text:p>
      <text:p text:style-name="P6"><text:s text:c="16"/>&lt;executions&gt;</text:p>
      <text:p text:style-name="P6"><text:s text:c="20"/>&lt;execution&gt;</text:p>
      <text:p text:style-name="P6"><text:s text:c="24"/>&lt;goals&gt;</text:p>
      <text:p text:style-name="P6"><text:s text:c="28"/>&lt;goal&gt;prepare-agent&lt;/goal&gt;</text:p>
      <text:p text:style-name="P6"><text:s text:c="24"/>&lt;/goals&gt;</text:p>
      <text:p text:style-name="P6"><text:s text:c="20"/>&lt;/execution&gt;</text:p>
      <text:p text:style-name="P6"><text:s text:c="20"/>&lt;execution&gt;</text:p>
      <text:p text:style-name="P6"><text:s text:c="24"/>&lt;id&gt;report&lt;/id&gt;</text:p>
      <text:p text:style-name="P6"><text:s text:c="24"/>&lt;phase&gt;test&lt;/phase&gt;</text:p>
      <text:p text:style-name="P6"><text:s text:c="24"/>&lt;goals&gt;</text:p>
      <text:p text:style-name="P6"><text:s text:c="28"/>&lt;goal&gt;report&lt;/goal&gt;</text:p>
      <text:p text:style-name="P6"><text:s text:c="24"/>&lt;/goals&gt;</text:p>
      <text:p text:style-name="P6"><text:s text:c="20"/>&lt;/execution&gt;</text:p>
      <text:p text:style-name="P6"><text:s text:c="20"/>&lt;execution&gt;</text:p>
      <text:p text:style-name="P6"><text:s text:c="24"/>&lt;id&gt;check&lt;/id&gt;</text:p>
      <text:p text:style-name="P6"><text:s text:c="24"/>&lt;goals&gt;</text:p>
      <text:p text:style-name="P6"><text:s text:c="28"/>&lt;goal&gt;check&lt;/goal&gt;</text:p>
      <text:p text:style-name="P6"><text:s text:c="24"/>&lt;/goals&gt;</text:p>
      <text:p text:style-name="P6"><text:s text:c="24"/>&lt;configuration&gt;</text:p>
      <text:p text:style-name="P6"><text:s text:c="28"/>&lt;rules&gt;</text:p>
      <text:p text:style-name="P6"><text:s text:c="32"/>&lt;rule&gt;</text:p>
      <text:p text:style-name="P6"><text:s text:c="36"/>&lt;element&gt;BRANCH&lt;/element&gt;</text:p>
      <text:p text:style-name="P6"><text:s text:c="36"/>&lt;limits&gt;</text:p>
      <text:p text:style-name="P6"><text:s text:c="40"/>&lt;limit&gt;</text:p>
      <text:p text:style-name="P6"><text:s text:c="44"/>&lt;counter&gt;BRANCH&lt;/counter&gt;</text:p>
      <text:p text:style-name="P6"><text:s text:c="44"/>&lt;value&gt;COVEREDRATIO&lt;/value&gt;</text:p>
      <text:p text:style-name="P6"><text:s text:c="44"/>&lt;minimum&gt;1.0&lt;/minimum&gt;</text:p>
      <text:p text:style-name="P6"><text:s text:c="40"/>&lt;/limit&gt;</text:p>
      <text:p text:style-name="P6"><text:s text:c="36"/>&lt;/limits&gt;</text:p>
      <text:p text:style-name="P6"><text:s text:c="32"/>&lt;/rule&gt;</text:p>
      <text:p text:style-name="P6"><text:s text:c="28"/>&lt;/rules&gt;</text:p>
      <text:p text:style-name="P6"><text:s text:c="24"/>&lt;/configuration&gt;</text:p>
      <text:p text:style-name="P6"><text:s text:c="20"/>&lt;/execution&gt;</text:p>
      <text:p text:style-name="P6"><text:s text:c="16"/>&lt;/executions&gt;</text:p>
      <text:p text:style-name="P6"><text:s text:c="12"/>&lt;/plugin&gt;</text:p>
      <text:p text:style-name="P6"><text:s text:c="8"/>&lt;/plugins&gt;</text:p>
      <text:p text:style-name="P6"><text:s text:c="4"/>&lt;/build&gt;</text:p>
      <text:p text:style-name="P6">&lt;/project&gt;</text:p>
      <text:p text:style-name="P2"/>
      <text:p text:style-name="P2"><text:span text:style-name="Strong_20_Emphasis">Жишээ</text:span> checkstyle.xml (Google загварын хялбаршуулсан хувилбар):</text:p>
      <text:p text:style-name="P6">&lt;?xml version="1.0"?&gt;</text:p>
      <text:p text:style-name="P6">&lt;!DOCTYPE module PUBLIC "-//Checkstyle//DTD Configuration 1.3//EN"</text:p>
      <text:p text:style-name="P6"><text:soft-page-break/><text:s text:c="4"/>"https://checkstyle.sourceforge.io/dtds/configuration_1_3.dtd"&gt;</text:p>
      <text:p text:style-name="P6">&lt;module name="Checker"&gt;</text:p>
      <text:p text:style-name="P6"><text:s text:c="4"/>&lt;property name="severity" value="error"/&gt;</text:p>
      <text:p text:style-name="P6"><text:s text:c="4"/>&lt;module name="TreeWalker"&gt;</text:p>
      <text:p text:style-name="P6"><text:s text:c="8"/>&lt;module name="Indentation"/&gt;</text:p>
      <text:p text:style-name="P6"><text:s text:c="8"/>&lt;module name="MethodLength"&gt;</text:p>
      <text:p text:style-name="P6"><text:s text:c="12"/>&lt;property name="max" value="100"/&gt;</text:p>
      <text:p text:style-name="P6"><text:s text:c="8"/>&lt;/module&gt;</text:p>
      <text:p text:style-name="P6"><text:s text:c="8"/>&lt;module name="LineLength"&gt;</text:p>
      <text:p text:style-name="P6"><text:s text:c="12"/>&lt;property name="max" value="120"/&gt;</text:p>
      <text:p text:style-name="P6"><text:s text:c="8"/>&lt;/module&gt;</text:p>
      <text:p text:style-name="P6"><text:s text:c="4"/>&lt;/module&gt;</text:p>
      <text:p text:style-name="P6">&lt;/module&gt;</text:p>
      <text:p text:style-name="Text_20_body"/>
      <text:h text:style-name="Heading_20_3" text:outline-level="3">2. Салбарлах болон <text:span text:style-name="T3">Feature/Боломж</text:span> Хөгжүүлэлт</text:h>
      <text:list text:style-name="L2">
        <text:list-item>
          <text:p text:style-name="P7">Хөгжүүлэлтийн явцад зориулж develop салбар үүсгэ.</text:p>
        </text:list-item>
        <text:list-item>
          <text:p text:style-name="P7">Багийн ажлын урсгалыг дуурайлган develop салбараас <text:span text:style-name="Strong_20_Emphasis">хоёр онцлогын салбар</text:span> (жишээ нь, feature/add-multiplication, feature/add-division) үүсгэ.</text:p>
        </text:list-item>
        <text:list-item>
          <text:p text:style-name="P7">Салбар бүрт:</text:p>
          <text:list>
            <text:list-item>
              <text:p text:style-name="P7">src/main/java/labxx/sict/must/edu/mn хавтаст Java класс (жишээ нь, Multiplication.java эсвэл Division.java) нэмж, энгийн функц (жишээ нь, double multiply(double a, double b)) оруул.</text:p>
            </text:list-item>
            <text:list-item>
              <text:p text:style-name="P7">src/test/java/labxx/sict/must/edu/mn хавтаст JUnit тест класс (жишээ нь, MultiplicationTest.java) нэмж, хамгийн багадаа хоёр тест хэрэг (жишээ нь, @Test void testMultiplyPositive()) оруул, 100% branch coverage хангасан байх (жишээ нь, бүх if нөхцөл тестлэгдсэн).</text:p>
            </text:list-item>
            <text:list-item>
              <text:p text:style-name="P7">Код checkstyle.xml дүрмийг дагаж байгаа эсэхийг шалга (локал дээр mvn checkstyle:check ажиллуул).</text:p>
            </text:list-item>
            <text:list-item>
              <text:p text:style-name="P7">Тодорхой мес zwierсежтэй коммит хий (жишээ нь, "Хүмүүсийн функц болон JUnit тест нэмсэн").</text:p>
            </text:list-item>
          </text:list>
        </text:list-item>
        <text:list-item>
          <text:p text:style-name="P7">Хоёр онцлогын салбарыг develop руу нэгтгэхийн тулд pull request (PR) үүсгэ. PR бүр:</text:p>
          <text:list>
            <text:list-item>
              <text:p text:style-name="P7">Өөрчлөлтийн тодорхойлолт агуулсан байх ёстой.</text:p>
            </text:list-item>
            <text:list-item>
              <text:p text:style-name="P7">GitHub-ийн merge товчийг ашиглан нэгтгэгдэнэ (“Create a merge commit” сонголтыг хэрэглэ).</text:p>
            </text:list-item>
            <text:list-item>
              <text:p text:style-name="P7">Checkstyle эсвэл 100% branch coverage хангагдаагүй бол CI шалгалт амжилтгүй болж, merge татгалзагдана.</text:p>
            </text:list-item>
          </text:list>
        </text:list-item>
        <text:list-item>
          <text:p text:style-name="P7">PR үүсгэхээс өмнө локал дээр mvn test, mvn checkstyle:check, болон mvn jacoco:report ажиллуулж, coverage 100% эсэхийг шалга (target/site/jacoco/index.html дээр харагдана).</text:p>
        </text:list-item>
      </text:list>
      <text:p text:style-name="P2"><text:span text:style-name="Strong_20_Emphasis">Жишээ Java Код</text:span> (src/main/java/labxx/sict/must/edu/mn/Multiplication.java):</text:p>
      <text:p text:style-name="P8"><text:soft-page-break/>package labxx.sict.must.edu.mn;</text:p>
      <text:p text:style-name="P8"/>
      <text:p text:style-name="P8">public class Multiplication {</text:p>
      <text:p text:style-name="P8"><text:s text:c="4"/>public double multiply(double a, double b) {</text:p>
      <text:p text:style-name="P8"><text:s text:c="8"/>return a * b;</text:p>
      <text:p text:style-name="P8"><text:s text:c="4"/>}</text:p>
      <text:p text:style-name="P8">}<text:line-break/></text:p>
      <text:p text:style-name="P2"><text:span text:style-name="Strong_20_Emphasis">Жишээ JUnit Тест</text:span> (src/test/java/labxx/sict/must/edu/mn/MultiplicationTest.java):</text:p>
      <text:p text:style-name="P6">package labxx.sict.must.edu.mn;</text:p>
      <text:p text:style-name="P6"/>
      <text:p text:style-name="P6">import org.junit.jupiter.api.Test;</text:p>
      <text:p text:style-name="P6">import static org.junit.jupiter.api.Assertions.assertEquals;</text:p>
      <text:p text:style-name="P6"/>
      <text:p text:style-name="P6">public class MultiplicationTest {</text:p>
      <text:p text:style-name="P6"><text:s text:c="4"/>@Test</text:p>
      <text:p text:style-name="P6"><text:s text:c="4"/>void testMultiplyPositive() {</text:p>
      <text:p text:style-name="P6"><text:s text:c="8"/>Multiplication calc = new Multiplication();</text:p>
      <text:p text:style-name="P6"><text:s text:c="8"/>assertEquals(6.0, calc.multiply(2.0, 3.0), "2 * 3 нь 6-тай тэнцүү байх ёстой");</text:p>
      <text:p text:style-name="P6"><text:s text:c="4"/>}</text:p>
      <text:p text:style-name="P6"/>
      <text:p text:style-name="P6"><text:s text:c="4"/>@Test</text:p>
      <text:p text:style-name="P6"><text:s text:c="4"/>void testMultiplyNegative() {</text:p>
      <text:p text:style-name="P6"><text:s text:c="8"/>Multiplication calc = new Multiplication();</text:p>
      <text:p text:style-name="P6"><text:s text:c="8"/>assertEquals(-6.0, calc.multiply(-2.0, 3.0), "-2 * 3 нь -6-тай тэнцүү байх ёстой");</text:p>
      <text:p text:style-name="P6"><text:s text:c="4"/>}</text:p>
      <text:p text:style-name="P6">}</text:p>
      <text:p text:style-name="P2"/>
      <text:h text:style-name="P4" text:outline-level="3">3. Хувилбарын Удирдлага</text:h>
      <text:list text:style-name="L3">
        <text:list-item>
          <text:p text:style-name="P9">develop салбараас release/v1.0.0 салбар үүсгэ.</text:p>
        </text:list-item>
      </text:list>
      <text:list text:style-name="L4">
        <text:list-item>
          <text:p text:style-name="P10">release/v1.0.0 салбарт v1.0.0 Git tag нэмж, tag-ийг репозитори руу push хий (git tag v1.0.0; git push origin v1.0.0).</text:p>
        </text:list-item>
        <text:list-item>
          <text:p text:style-name="P10">Хотфикс загварчлах:</text:p>
          <text:list>
            <text:list-item>
              <text:p text:style-name="P10">release/v1.0.0 салбараас hotfix/v1.0.1 салбар үүсгэ.</text:p>
            </text:list-item>
            <text:list-item>
              <text:p text:style-name="P10">Java классын аль нэгэнд алдаа зас (жишээ нь, Division.java дээр тэгээр хуваахыг зохицуулах нэмэлт оруулах).</text:p>
            </text:list-item>
            <text:list-item>
              <text:p text:style-name="P10">Холбогдох JUnit тестыг шинэчлэн засварыг баталгаажуул, 100% branch coverage хангасан байх.</text:p>
            </text:list-item>
            <text:list-item>
              <text:p text:style-name="P10">Засвар checkstyle.xml дүрмийг дагасан эсэхийг шалга.</text:p>
            </text:list-item>
            <text:list-item>
              <text:p text:style-name="P10">Хотфиксыг release/v1.0.0 руу нэгтгэх PR болон develop руу нэгтгэх өөр PR үүсгэ. CI шалгалт (Checkstyle, 100% coverage) амжилтгүй бол merge татгалзагдана.</text:p>
            </text:list-item>
            <text:list-item>
              <text:p text:style-name="P10">Хотфиксыг v1.0.1 гэж tag хийж, tag-ийг push хий.</text:p>
            </text:list-item>
          </text:list>
        </text:list-item>
        <text:list-item>
          <text:p text:style-name="P10"><text:soft-page-break/>Бүх салбар болон tag-уудыг алсын репозитори руу push хий.</text:p>
        </text:list-item>
      </text:list>
      <text:p text:style-name="P2"><text:span text:style-name="Strong_20_Emphasis">Жишээ Хотфикс</text:span> (src/main/java/labxx/sict/must/edu/mn/Division.java):</text:p>
      <text:p text:style-name="P6">package labxx.sict.must.edu.mn;</text:p>
      <text:p text:style-name="P6"/>
      <text:p text:style-name="P6">public class Division {</text:p>
      <text:p text:style-name="P6"><text:s text:c="4"/>public double divide(double a, double b) {</text:p>
      <text:p text:style-name="P6"><text:s text:c="8"/>if (b == 0) {</text:p>
      <text:p text:style-name="P6"><text:s text:c="12"/>throw new IllegalArgumentException("Тэгээр хуваах боломжгүй");</text:p>
      <text:p text:style-name="P6"><text:s text:c="8"/>}</text:p>
      <text:p text:style-name="P6"><text:s text:c="8"/>return a / b;</text:p>
      <text:p text:style-name="P6"><text:s text:c="4"/>}</text:p>
      <text:p text:style-name="P6">}</text:p>
      <text:p text:style-name="P2"/>
      <text:p text:style-name="P2"><text:span text:style-name="Strong_20_Emphasis">Жишээ Шинэчлэгдсэн Тест</text:span> (src/test/java/labxx/sict/must/edu/mn/DivisionTest.java):</text:p>
      <text:p text:style-name="P6">package labxx.sict.must.edu.mn;</text:p>
      <text:p text:style-name="P6"/>
      <text:p text:style-name="P6">import org.junit.jupiter.api.Test;</text:p>
      <text:p text:style-name="P6">import static org.junit.jupiter.api.Assertions.assertEquals;</text:p>
      <text:p text:style-name="P6">import static org.junit.jupiter.api.Assertions.assertThrows;</text:p>
      <text:p text:style-name="P6"/>
      <text:p text:style-name="P6">public class DivisionTest {</text:p>
      <text:p text:style-name="P6"><text:s text:c="4"/>@Test</text:p>
      <text:p text:style-name="P6"><text:s text:c="4"/>void testDivideNormal() {</text:p>
      <text:p text:style-name="P6"><text:s text:c="8"/>Division calc = new Division();</text:p>
      <text:p text:style-name="P6"><text:s text:c="8"/>assertEquals(2.0, calc.divide(4.0, 2.0), "4 / 2 нь 2-той тэнцүү байх ёстой");</text:p>
      <text:p text:style-name="P6"><text:s text:c="4"/>}</text:p>
      <text:p text:style-name="P6"/>
      <text:p text:style-name="P6"><text:s text:c="4"/>@Test</text:p>
      <text:p text:style-name="P6"><text:s text:c="4"/>void testDivideByZero() {</text:p>
      <text:p text:style-name="P6"><text:s text:c="8"/>Division calc = new Division();</text:p>
      <text:p text:style-name="P6"><text:s text:c="8"/>assertThrows(IllegalArgumentException.class, () -&gt; calc.divide(4.0, 0.0), "Тэгээр хуваах нь exception өгчих байх ёстой");</text:p>
      <text:p text:style-name="P6"><text:s text:c="4"/>}</text:p>
      <text:p text:style-name="P6">}</text:p>
      <text:p text:style-name="P6"/>
      <text:h text:style-name="P11" text:outline-level="3">4. GitHub Actions CI Процесс (25 оноо)</text:h>
      <text:list text:style-name="L5">
        <text:list-item>
          <text:p text:style-name="P12">develop болон release/* салбарууд руу хийсэн push болон pull request дээр JUnit тест, Checkstyle шалгалт, болон JaCoCo-ийн 100% branch coverage-ийг автоматжуулсан GitHub Actions процесс үүсгэ.</text:p>
        </text:list-item>
        <text:list-item>
          <text:p text:style-name="P12">Репозиторидоо .github/workflows/ci.yml файл үүсгэж, дараахыг оруул:</text:p>
          <text:list>
            <text:list-item>
              <text:p text:style-name="P12">Java болон Maven тохируулдаг ажил.</text:p>
            </text:list-item>
            <text:list-item>
              <text:p text:style-name="P12">Кодыг checkout хийх, JDK 17 тохируулах, mvn checkstyle:check (загварын шалгалтын хувьд), mvn test (JUnit тестүүдийн хувьд), болон mvn jacoco:check (100% branch coverage шалгахад) гүйцэтгэх алхмууд.</text:p>
            </text:list-item>
          </text:list>
        </text:list-item>
        <text:list-item>
          <text:p text:style-name="P12"><text:soft-page-break/>Workflow файлыг коммит хийж, CI процесс амжилттай ажилласан эсэхийг шалга (GitHub дээрх “Actions” таб дээр харагдана). Checkstyle эсвэл branch coverage 100% хангагдаагүй бол CI алдаа гарч, merge татгалзагдана.</text:p>
        </text:list-item>
      </text:list>
      <text:p text:style-name="P2"><text:span text:style-name="Strong_20_Emphasis">GitHub Actions Workflow</text:span> (.github/workflows/ci.yml):</text:p>
      <text:p text:style-name="P6">name: CI Процесс</text:p>
      <text:p text:style-name="P6">on:</text:p>
      <text:p text:style-name="P6"><text:s text:c="2"/>push:</text:p>
      <text:p text:style-name="P6"><text:s text:c="4"/>branches:</text:p>
      <text:p text:style-name="P6"><text:s text:c="6"/>- develop</text:p>
      <text:p text:style-name="P6"><text:s text:c="6"/>- release/*</text:p>
      <text:p text:style-name="P6"><text:s text:c="2"/>pull_request:</text:p>
      <text:p text:style-name="P6"><text:s text:c="4"/>branches:</text:p>
      <text:p text:style-name="P6"><text:s text:c="6"/>- develop</text:p>
      <text:p text:style-name="P6"><text:s text:c="6"/>- release/*</text:p>
      <text:p text:style-name="P6">jobs:</text:p>
      <text:p text:style-name="P6"><text:s text:c="2"/>build-and-test:</text:p>
      <text:p text:style-name="P6"><text:s text:c="4"/>runs-on: ubuntu-latest</text:p>
      <text:p text:style-name="P6"><text:s text:c="4"/>steps:</text:p>
      <text:p text:style-name="P6"><text:s text:c="6"/>- uses: actions/checkout@v4</text:p>
      <text:p text:style-name="P6"><text:s text:c="6"/>- name: JDK 17 Тохируулах</text:p>
      <text:p text:style-name="P6"><text:s text:c="8"/>uses: actions/setup-java@v4</text:p>
      <text:p text:style-name="P6"><text:s text:c="8"/>with:</text:p>
      <text:p text:style-name="P6"><text:s text:c="10"/>java-version: '17'</text:p>
      <text:p text:style-name="P6"><text:s text:c="10"/>distribution: 'temurin'</text:p>
      <text:p text:style-name="P6"><text:s text:c="6"/>- name: Checkstyle Шалгах</text:p>
      <text:p text:style-name="P6"><text:s text:c="8"/>run: mvn checkstyle:check</text:p>
      <text:p text:style-name="P6"><text:s text:c="6"/>- name: JUnit Тест ба JaCoCo Coverage Шалгах</text:p>
      <text:p text:style-name="P6"><text:s text:c="8"/>run: mvn test jacoco:check</text:p>
      <text:p text:style-name="P6"><text:s text:c="6"/>- name: JaCoCo Тайлан Үүсгэх</text:p>
      <text:p text:style-name="P6"><text:s text:c="8"/>run: mvn jacoco:report</text:p>
      <text:p text:style-name="P2"/>
      <text:h text:style-name="Heading_20_3" text:outline-level="3">5. Хамтын Ажиллагаа Харуулах (10 оноо)</text:h>
      <text:list text:style-name="L6">
        <text:list-item>
          <text:p text:style-name="P13">Шинэ онцлогын салбар болон develop дээр ижил Java файлын (жишээ нь, src/main/java/labxx/sict/must/edu/mn/Multiplication.java) ижил мөрийг өөрчлөн (жишээ нь, multiply функцын Javadoc коммент өөрчлөх) merge conflict үүсгэ.</text:p>
        </text:list-item>
        <text:list-item>
          <text:p text:style-name="P13">Merge conflict-ийг локал дээр эсвэл GitHub-ийн conflict resolution хэрэгслээр шийд.</text:p>
        </text:list-item>
        <text:list-item>
          <text:p text:style-name="P13">Репозиторидоо conflict_resolution.md файл үүсгэж, дараахыг баримтжуул:</text:p>
          <text:list>
            <text:list-item>
              <text:p text:style-name="P13">Conflict-ийг хэрхэн шийдсэн алхмууд.</text:p>
            </text:list-item>
            <text:list-item>
              <text:p text:style-name="P13">Хэрэглэсэн Git командууд (жишээ нь, git merge, git add, git commit).</text:p>
            </text:list-item>
          </text:list>
        </text:list-item>
        <text:list-item>
          <text:p text:style-name="P13">Шийдэгдсэн өөрчлөлтийг PR-ээр коммит хийж, push хий. CI шалгалт (Checkstyle, 100% coverage) амжилтгүй бол merge татгалзагдана.</text:p>
        </text:list-item>
      </text:list>
      <text:p text:style-name="P2"><text:span text:style-name="Strong_20_Emphasis">Жишээ</text:span> conflict_resolution.md:</text:p>
      <text:p text:style-name="P14"># Conflict Шийдвэрлэлт</text:p>
      <text:p text:style-name="P14"><text:soft-page-break/></text:p>
      <text:p text:style-name="P14">## Conflict-ийн Дэлгэрэнгүй</text:p>
      <text:p text:style-name="P14">`feature/add-multiply-validation`-ийг `develop` руу нэгтгэхэд `src/main/java/labxx/sict/must/edu/mn/Multiplication.java` дээр merge conflict гарсан. Conflict нь `multiply` функцын Javadoc коммент дээр байсан.</text:p>
      <text:p text:style-name="P14"/>
      <text:p text:style-name="P14">## Шийдвэрлэлтийн Алхмууд</text:p>
      <text:p text:style-name="P14">1. Онцлогын салбарт `git merge develop` ажиллуулсан.</text:p>
      <text:p text:style-name="P14">2. `Multiplication.java` дээрх conflict-ийг тодорхойлсон.</text:p>
      <text:p text:style-name="P14">3. Файлыг засварлаж, хоёр салбарын Javadoc комментийг нэгтгэсэн.</text:p>
      <text:p text:style-name="P14">4. `git add src/main/java/labxx/sict/must/edu/mn/Multiplication.java` ажиллуулсан.</text:p>
      <text:p text:style-name="P14">5. `git commit` ажиллуулж merge-ийг дуусгасан.</text:p>
      <text:p text:style-name="P14">6. Салбарыг push хийж, PR үүсгэсэн.</text:p>
      <text:p text:style-name="Text_20_body"/>
      <text:h text:style-name="Heading_20_2" text:outline-level="2">Ирүүлэх Заавар</text:h>
      <text:list text:style-name="L7">
        <text:list-item>
          <text:p text:style-name="P15"><text:span text:style-name="Strong_20_Emphasis">Репозитори</text:span>: Олон нийтэд нээлттэй GitHub репозиторийн холбоосоо хуваалц. Репозитори дараахыг агуулсан байх ёстой:</text:p>
          <text:list>
            <text:list-item>
              <text:p text:style-name="P15">Бүх салбарууд (main, develop, feature/*, release/*, hotfix/*).</text:p>
            </text:list-item>
            <text:list-item>
              <text:p text:style-name="P15">Tag-ууд (v1.0.0, v1.0.1).</text:p>
            </text:list-item>
            <text:list-item>
              <text:p text:style-name="P15">JUnit 5, Maven Surefire Plugin, Maven Checkstyle Plugin, JaCoCo Maven Plugin агуулсан зөв pom.xml.</text:p>
            </text:list-item>
            <text:list-item>
              <text:p text:style-name="P15">Төслийн үндсэн хавтаст checkstyle.xml файл.</text:p>
            </text:list-item>
            <text:list-item>
              <text:p text:style-name="P15">.github/workflows/ci.yml файл болон амжилттай CI гүйцэтгэлийн нотолгоо (“Actions” таб дээр харагдана).</text:p>
            </text:list-item>
            <text:list-item>
              <text:p text:style-name="P15">conflict_resolution.md файл.</text:p>
            </text:list-item>
            <text:list-item>
              <text:p text:style-name="P15">main салбарт branch protection rule тохируулагдсан байх.</text:p>
            </text:list-item>
          </text:list>
        </text:list-item>
      </text:list>
      <text:h text:style-name="P3" text:outline-level="2">Зөвлөмж</text:h>
      <text:list text:style-name="L8">
        <text:list-item>
          <text:p text:style-name="P16">Тодорхой коммитын мессеж хэрэглэ (жишээ нь, “Тэгээр хуваахыг зохицуулсан division нэмсэн” гэдэг “Шинэчлэлт” гэхээс илүү).</text:p>
        </text:list-item>
        <text:list-item>
          <text:p text:style-name="P16">GitHub руу push хийхээс өмнө локал дээр mvn test, mvn checkstyle:check, mvn jacoco:report ажиллуулж, coverage 100% эсэхийг шалга (target/site/jacoco/index.html).</text:p>
        </text:list-item>
        <text:list-item>
          <text:p text:style-name="P16">Checkstyle-д зориулж энгийн checkstyle.xml хэрэглэж, локал дээр алдааг засаж CI-д амжилттай болго.</text:p>
        </text:list-item>
        <text:list-item>
          <text:p text:style-name="P16">JaCoCo-д 100% branch coverage хангахын тулд бүх if/else нөхцөл, exception-уудыг тестээр хамар.</text:p>
        </text:list-item>
        <text:list-item>
          <text:p text:style-name="P16"><text:soft-page-break/>GitHub Actions-д тест, Checkstyle, эсвэл coverage алдаа гарвал “Actions” таб дээрх логыг шалга.</text:p>
        </text:list-item>
        <text:list-item>
          <text:p text:style-name="P16">CI-д нийцтэй байлгахын тулд энгийн JUnit тохиргоо (жишээ нь, @Test-тэй assertEquals) хэрэглэ.</text:p>
        </text:list-item>
        <text:list-item>
          <text:p text:style-name="P16">main салбарт branch protection зөв тохируулагдсан эсэхийг “Settings” &gt; “Branches” дээр шалга.</text:p>
        </text:list-item>
        <text:list-item>
          <text:p text:style-name="P16">GitHub Actions Docs, Maven Checkstyle Plugin, JUnit 5 User Guide, JaCoCo Docs, Checkstyle Google Style зэрэг эх сурвалжуудыг ашигла.</text:p>
        </text:list-item>
        <text:list-item>
          <text:p text:style-name="P16">Conflict-ийг git merge-ээр локал дээр шийдэж, танил болоорой.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0:59:42.603907179</meta:creation-date>
    <dc:date>2025-12-03T15:21:52.285082935</dc:date>
    <meta:editing-duration>PT8M54S</meta:editing-duration>
    <meta:editing-cycles>3</meta:editing-cycles>
    <meta:generator>LibreOffice/24.8.4.2$MacOSX_X86_64 LibreOffice_project/bb3cfa12c7b1bf994ecc5649a80400d06cd71002</meta:generator>
    <meta:document-statistic meta:table-count="0" meta:image-count="0" meta:object-count="0" meta:page-count="9" meta:paragraph-count="269" meta:word-count="1445" meta:character-count="14553" meta:non-whitespace-character-count="11476"/>
  </office:meta>
</office:document-meta>
</file>